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Unstoppable_paw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0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5</text:p>
          </table:table-cell>
          <table:table-cell office:value-type="float" office:value="31.5" table:style-name="ce1">
            <text:p>31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1=1==0=1=1====1=01=0==1=1=0=01011=1111=01=10===1==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3</text:p>
          </table:table-cell>
          <table:table-cell office:value-type="float" office:value="20.5" table:style-name="ce1">
            <text:p>20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=00=0==1=0=0====0=10=1==0=0=1=10100=0000=10=01===0==</text:p>
          </table:table-cell>
          <table:table-cell office:value-type="string" table:style-name="ce1">
            <text:p>...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Progress_check_(DepthEx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2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110==0=11==11=0111=</text:p>
          </table:table-cell>
          <table:table-cell office:value-type="string" table:style-name="ce1">
            <text:p>0===1=0===0====1010=1</text:p>
          </table:table-cell>
          <table:table-cell office:value-type="string" table:style-name="ce1">
            <text:p>=01==11===0==11====1=</text:p>
          </table:table-cell>
          <table:table-cell office:value-type="float" office:value="1086.2" table:style-name="ce1">
            <text:p>1086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1001==1=00==00=1000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=11=0=0==1==111=11</text:p>
          </table:table-cell>
          <table:table-cell office:value-type="string" table:style-name="ce1">
            <text:p>1111=101==0==1=1110=0</text:p>
          </table:table-cell>
          <table:table-cell office:value-type="float" office:value="1027.2" table:style-name="ce1">
            <text:p>1027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28</text:p>
          </table:table-cell>
          <table:table-cell office:value-type="float" office:value="29.5" table:style-name="ce1">
            <text:p>29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1===0=1===1====0101=0</text:p>
          </table:table-cell>
          <table:table-cell office:value-type="string" table:style-name="ce1">
            <text:p>0===00=1=1==0==000=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01011=0===11==0===</text:p>
          </table:table-cell>
          <table:table-cell office:value-type="float" office:value="934.25" table:style-name="ce1">
            <text:p>934.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25</text:p>
          </table:table-cell>
          <table:table-cell office:value-type="float" office:value="25.5" table:style-name="ce1">
            <text:p>25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=10==00===1==00====0=</text:p>
          </table:table-cell>
          <table:table-cell office:value-type="string" table:style-name="ce1">
            <text:p>0000=010==1==0=0001=1</text:p>
          </table:table-cell>
          <table:table-cell office:value-type="string" table:style-name="ce1">
            <text:p>=0=10100=1===00==1===</text:p>
          </table:table-cell>
          <table:table-cell office:value-type="string" table:style-name="ce1">
            <text:p>...</text:p>
          </table:table-cell>
          <table:table-cell office:value-type="float" office:value="848.75" table:style-name="ce1">
            <text:p>848.75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Progress_chec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001=0==10=1=1=001=01=100=0=0==0======0=0=1==01==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7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==0110=1==01=0=0=110=10=011=1=1==1======1=1=0==10==</text:p>
          </table:table-cell>
          <table:table-cell office:value-type="string" table:style-name="ce1">
            <text:p>...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Razor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49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185.5" table:style-name="ce1">
            <text:p>18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110===1=11=11=0==01=1=100=10=01====1=1=1101=0=1=1010======1111001=100=01=0111101==0==011==1111==00=110=10=11==0=1==1=1=0111===001101==0====1=0=00011011=1=110====</text:p>
          </table:table-cell>
          <table:table-cell office:value-type="string" table:style-name="ce1">
            <text:p>10=0=11=====01==100==000=1===1010111=001===0=11011===0=11===0=1===11===1=0=111011=1====00=1=0==1==11110==111=0===0==1=0101===11=0=0110=01110=1=1=0==11==1=0001101110</text:p>
          </table:table-cell>
          <table:table-cell office:value-type="float" office:value="28431" table:style-name="ce1">
            <text:p>2843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0</text:p>
          </table:table-cell>
          <table:table-cell office:value-type="float" office:value="155.5" table:style-name="ce1">
            <text:p>15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=1=001===0=00=00=1==10=0=011=01=10====0=0=0010=1=0=0101======0000110=011=10=1000010==1==100==0000==11=001=01=00==1=0==0=0=1000===110010==1====0=1=11100100=0=001=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001=1=1=0=0===01=0=01=0=1=010=======01111101010==10001=01110=1=000110=0=110===101=1=1001=11=1101010=1=1===0=1000111101====001====101010==0==01==011=0==0=01==1=11=</text:p>
          </table:table-cell>
          <table:table-cell office:value-type="float" office:value="25912" table:style-name="ce1">
            <text:p>2591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1</text:p>
          </table:table-cell>
          <table:table-cell office:value-type="float" office:value="151" table:style-name="ce1">
            <text:p>15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01=1=00=====10==011==111=0===0101000=110===1=00100===1=00===1=0===00===0=1=000100=0====11=0=1==0==00001==000=1===1==0=1010===00=1=1001=10001=0=0=1==00==0=1110010001</text:p>
          </table:table-cell>
          <table:table-cell office:value-type="string" table:style-name="ce1">
            <text:p>1=110=0=0=1=1===10=1=10=1=0=101=======10000010101==01110=10001=0=111001=1=001===010=0=0110=00=0010101=0=0===1=0111000010====110====010101==1==10==100=1==1=10==0=00=</text:p>
          </table:table-cell>
          <table:table-cell office:value-type="string" table:style-name="ce1">
            <text:p>...</text:p>
          </table:table-cell>
          <table:table-cell office:value-type="float" office:value="25640" table:style-name="ce1">
            <text:p>256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gainst_the_World_-_Blitz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196.5" table:style-name="ce1">
            <text:p>196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1010111=10100011101==111=011111=01111</text:p>
          </table:table-cell>
          <table:table-cell office:value-type="string" table:style-name="ce1">
            <text:p>0=0101010=1===1=1001==0=001=01010=100101</text:p>
          </table:table-cell>
          <table:table-cell office:value-type="string" table:style-name="ce1">
            <text:p>11111111110111101=1=0111=111111111101111</text:p>
          </table:table-cell>
          <table:table-cell office:value-type="string" table:style-name="ce1">
            <text:p>1111111111111=111=11111=1111111111111111</text:p>
          </table:table-cell>
          <table:table-cell office:value-type="string" table:style-name="ce1">
            <text:p>11111111111111111111111111111111111=1111</text:p>
          </table:table-cell>
          <table:table-cell office:value-type="string" table:style-name="ce1">
            <text:p>11111111111111111111=1111=11111111111111</text:p>
          </table:table-cell>
          <table:table-cell office:value-type="float" office:value="18512" table:style-name="ce1">
            <text:p>1851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ediocre 0.34</text:p>
          </table:table-cell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110101000=01011100010==000=100000=1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101=001111011111111=00111111101011=100</text:p>
          </table:table-cell>
          <table:table-cell office:value-type="string" table:style-name="ce1">
            <text:p>110=000011=00=0=110101001101110111=1011=</text:p>
          </table:table-cell>
          <table:table-cell office:value-type="string" table:style-name="ce1">
            <text:p>1111111111011111111110111111111111111111</text:p>
          </table:table-cell>
          <table:table-cell office:value-type="string" table:style-name="ce1">
            <text:p>1111111111111=111111=1111111111111111111</text:p>
          </table:table-cell>
          <table:table-cell office:value-type="string" table:style-name="ce2">
            <text:p>1111111111111111111111111111111111111110</text:p>
          </table:table-cell>
          <table:table-cell office:value-type="float" office:value="15861" table:style-name="ce1">
            <text:p>1586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gnumChess 2.0</text:p>
          </table:table-cell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1=1010101=0===0=0110==1=110=10101=011010</text:p>
          </table:table-cell>
          <table:table-cell office:value-type="string" table:style-name="ce1">
            <text:p>11010=110000100000000=11000000010100=0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1=1111001010=11100111111=11=1101=0=000</text:p>
          </table:table-cell>
          <table:table-cell office:value-type="string" table:style-name="ce1">
            <text:p>1111111111111=11111111111111111111111111</text:p>
          </table:table-cell>
          <table:table-cell office:value-type="string" table:style-name="ce1">
            <text:p>1111111111111111111111111111=11111111111</text:p>
          </table:table-cell>
          <table:table-cell office:value-type="string" table:style-name="ce1">
            <text:p>1111111111111111111111111111111111111111</text:p>
          </table:table-cell>
          <table:table-cell office:value-type="float" office:value="15568" table:style-name="ce1">
            <text:p>1556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157" table:style-name="ce1">
            <text:p>157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1000010=0=1000=000000000010000</text:p>
          </table:table-cell>
          <table:table-cell office:value-type="string" table:style-name="ce1">
            <text:p>001=111100=11=1=001010110010001000=0100=</text:p>
          </table:table-cell>
          <table:table-cell office:value-type="string" table:style-name="ce1">
            <text:p>110=0000110101=00011000000=00=0010=1=1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111110111111111=1111111111111111111</text:p>
          </table:table-cell>
          <table:table-cell office:value-type="string" table:style-name="ce1">
            <text:p>1111111111111111101111111111111111111111</text:p>
          </table:table-cell>
          <table:table-cell office:value-type="string" table:style-name="ce1">
            <text:p>1111111111111111111111111111111111111111</text:p>
          </table:table-cell>
          <table:table-cell office:value-type="float" office:value="12232" table:style-name="ce1">
            <text:p>1223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51.5" table:style-name="ce1">
            <text:p>51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=000=00000=0000000000000000</text:p>
          </table:table-cell>
          <table:table-cell office:value-type="string" table:style-name="ce1">
            <text:p>0000000000100000000001000000000000000000</text:p>
          </table:table-cell>
          <table:table-cell office:value-type="string" table:style-name="ce1">
            <text:p>0000000000000=00000000000000000000000000</text:p>
          </table:table-cell>
          <table:table-cell office:value-type="string" table:style-name="ce1">
            <text:p>00000000001000000000=000000000000000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10011=01=1=0==1==0=0001=1=01101===0</text:p>
          </table:table-cell>
          <table:table-cell office:value-type="string" table:style-name="ce1">
            <text:p>1=01==01=1=1=1=1=001=11=1=010111==1111=0</text:p>
          </table:table-cell>
          <table:table-cell office:value-type="float" office:value="2768.2" table:style-name="ce1">
            <text:p>2768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43.5" table:style-name="ce1">
            <text:p>43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0000000000000000000000=0000</text:p>
          </table:table-cell>
          <table:table-cell office:value-type="string" table:style-name="ce1">
            <text:p>0000000000000=000000=0000000000000000000</text:p>
          </table:table-cell>
          <table:table-cell office:value-type="string" table:style-name="ce1">
            <text:p>0000000000000000000000000000=00000000000</text:p>
          </table:table-cell>
          <table:table-cell office:value-type="string" table:style-name="ce1">
            <text:p>0000000000000000010000000000000000000000</text:p>
          </table:table-cell>
          <table:table-cell office:value-type="string" table:style-name="ce1">
            <text:p>01===01100=10=0=1==0==1=1110=0=10010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1===01=1=10=0=00=01==110=0=111=10====</text:p>
          </table:table-cell>
          <table:table-cell office:value-type="float" office:value="2280" table:style-name="ce1">
            <text:p>228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35.5" table:style-name="ce1">
            <text:p>35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0000000=0000=00000000000000</text:p>
          </table:table-cell>
          <table:table-cell office:value-type="string" table:style-name="ce1">
            <text:p>0000000000000000000000000000000000000001</text:p>
          </table:table-cell>
          <table:table-cell office:value-type="string" table:style-name="ce1">
            <text:p>0000000000000000000000000000000000000000</text:p>
          </table:table-cell>
          <table:table-cell office:value-type="string" table:style-name="ce1">
            <text:p>0000000000000000000000000000000000000000</text:p>
          </table:table-cell>
          <table:table-cell office:value-type="string" table:style-name="ce1">
            <text:p>0=10==10=0=0=0=0=110=00=0=101000==0000=1</text:p>
          </table:table-cell>
          <table:table-cell office:value-type="string" table:style-name="ce1">
            <text:p>0110===10=0=01=1=11=10==001=1=000=01====</text:p>
          </table:table-cell>
          <table:table-cell office:value-type="string" table:style-name="ce1">
            <text:p>...</text:p>
          </table:table-cell>
          <table:table-cell office:value-type="float" office:value="1943.7" table:style-name="ce1">
            <text:p>1943.7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  <table:table table:name="Against_the_World_-_Tournament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5</text:p>
          </table:table-cell>
          <table:table-cell table:style-name="ce1"/>
          <table:table-cell office:value-type="string" table:style-name="ce1">
            <text:p>Tournament 40/40</text:p>
          </table:table-cell>
          <table:table-cell office:value-type="string" table:style-name="ce1">
            <text:p>21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47.5" table:style-name="ce1">
            <text:p>47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==011=10=1</text:p>
          </table:table-cell>
          <table:table-cell office:value-type="string" table:style-name="ce2">
            <text:p>1===1==011</text:p>
          </table:table-cell>
          <table:table-cell office:value-type="string" table:style-name="ce2">
            <text:p>=1=1=1=11</text:p>
          </table:table-cell>
          <table:table-cell office:value-type="string" table:style-name="ce2">
            <text:p>11=1111111</text:p>
          </table:table-cell>
          <table:table-cell office:value-type="string" table:style-name="ce2">
            <text:p>11=1111=11</text:p>
          </table:table-cell>
          <table:table-cell office:value-type="string" table:style-name="ce2">
            <text:p>111=111111</text:p>
          </table:table-cell>
          <table:table-cell office:value-type="float" office:value="1162.2" table:style-name="ce1">
            <text:p>1162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numChess 2.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=100=01=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11101=01</text:p>
          </table:table-cell>
          <table:table-cell office:value-type="string" table:style-name="ce2">
            <text:p>1=00=10110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1111=11111</text:p>
          </table:table-cell>
          <table:table-cell office:value-type="string" table:style-name="ce2">
            <text:p>1111111111</text:p>
          </table:table-cell>
          <table:table-cell office:value-type="float" office:value="1023.5" table:style-name="ce1">
            <text:p>1023.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ediocre 0.34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===0==100</text:p>
          </table:table-cell>
          <table:table-cell office:value-type="string" table:style-name="ce2">
            <text:p>1000010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000110=</text:p>
          </table:table-cell>
          <table:table-cell office:value-type="string" table:style-name="ce2">
            <text:p>0111111111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01=1111111</text:p>
          </table:table-cell>
          <table:table-cell office:value-type="float" office:value="891.75" table:style-name="ce1">
            <text:p>891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0=0=0=100</text:p>
          </table:table-cell>
          <table:table-cell office:value-type="string" table:style-name="ce2">
            <text:p>0=11=01001</text:p>
          </table:table-cell>
          <table:table-cell office:value-type="string" table:style-name="ce2">
            <text:p>000111001=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111=111</text:p>
          </table:table-cell>
          <table:table-cell office:value-type="string" table:style-name="ce2">
            <text:p>=011111111</text:p>
          </table:table-cell>
          <table:table-cell office:value-type="string" table:style-name="ce2">
            <text:p>111=110111</text:p>
          </table:table-cell>
          <table:table-cell office:value-type="float" office:value="888.25" table:style-name="ce1">
            <text:p>888.2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13.5" table:style-name="ce1">
            <text:p>13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00000000</text:p>
          </table:table-cell>
          <table:table-cell office:value-type="string" table:style-name="ce2">
            <text:p>000000=00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0===1==01</text:p>
          </table:table-cell>
          <table:table-cell office:value-type="string" table:style-name="ce2">
            <text:p>==1=1=1=1=</text:p>
          </table:table-cell>
          <table:table-cell office:value-type="float" office:value="225.75" table:style-name="ce1">
            <text:p>225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=00</text:p>
          </table:table-cell>
          <table:table-cell office:value-type="string" table:style-name="ce2">
            <text:p>0000=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=100000000</text:p>
          </table:table-cell>
          <table:table-cell office:value-type="string" table:style-name="ce2">
            <text:p>11===0=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=10=1=00</text:p>
          </table:table-cell>
          <table:table-cell office:value-type="float" office:value="256.75" table:style-name="ce1">
            <text:p>256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0=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=0000000</text:p>
          </table:table-cell>
          <table:table-cell office:value-type="string" table:style-name="ce2">
            <text:p>000=001000</text:p>
          </table:table-cell>
          <table:table-cell office:value-type="string" table:style-name="ce2">
            <text:p>==0=0=0=0=</text:p>
          </table:table-cell>
          <table:table-cell office:value-type="string" table:style-name="ce2">
            <text:p>10=01=0=11</text:p>
          </table:table-cell>
          <table:table-cell office:value-type="string" table:style-name="ce2">
            <text:p>...</text:p>
          </table:table-cell>
          <table:table-cell office:value-type="float" office:value="254.25" table:style-name="ce1">
            <text:p>254.25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  <table:table table:name="Reverts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133.5" table:style-name="ce1">
            <text:p>133.5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0=0=1==00====000000==1001=0=00=11=1=0=11===1=01001011011110==0101=11====01==1=1110==0=101============0=1=11===0101=11=0110=0101=00=01=0==11==1=1==01=1=1=101=00001===1000=1===01==110=10=0011=11=1====1=010=11010=01==10===11=0=101=1010=11=00===11=010</text:p>
          </table:table-cell>
          <table:table-cell office:value-type="float" office:value="16086" table:style-name="ce1">
            <text:p>160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3</text:p>
          </table:table-cell>
          <table:table-cell office:value-type="float" office:value="120.5" table:style-name="ce1">
            <text:p>120.5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0==10==1=1=0==11====111111==0110=1=11=00=0=1=00===0=10110100100001==1010=00====10==0=0001==1=010============1=0=00===1010=00=1001=1010=11=10=1==00==0=0==10=0=0=010=11110===0111=0===10==001=01=1100=00=0====0=101=00101=10==01===00=1=010=0101=00=11===00=101</text:p>
          </table:table-cell>
          <table:table-cell office:value-type="string" table:style-name="ce1">
            <text:p>...</text:p>
          </table:table-cell>
          <table:table-cell office:value-type="float" office:value="16086" table:style-name="ce1">
            <text:p>16086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Config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3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32.5" table:style-name="ce1">
            <text:p>32.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0====110==1101==0==0=100====</text:p>
          </table:table-cell>
          <table:table-cell office:value-type="string" table:style-name="ce3">
            <text:p>=1=0=1=10111=1=0=1=1110=0=1</text:p>
          </table:table-cell>
          <table:table-cell office:value-type="float" office:value="980.5" table:style-name="ce1">
            <text:p>980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3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==01====001==0010==1==1=011=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0=1=1====11===0=00=11=====011</text:p>
          </table:table-cell>
          <table:table-cell office:value-type="float" office:value="974" table:style-name="ce1">
            <text:p>97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34</text:p>
          </table:table-cell>
          <table:table-cell office:value-type="float" office:value="28.5" table:style-name="ce1">
            <text:p>28.5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=0=1=1110=1000=0=1=10=1=1=0</text:p>
          </table:table-cell>
          <table:table-cell office:value-type="string" table:style-name="ce1">
            <text:p>=11=0=0====00===1=11=00=====100</text:p>
          </table:table-cell>
          <table:table-cell office:value-type="string" table:style-name="ce1">
            <text:p>...</text:p>
          </table:table-cell>
          <table:table-cell office:value-type="float" office:value="919" table:style-name="ce1">
            <text:p>919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pthExt" table:style-name="ta3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51.5" table:style-name="ce1">
            <text:p>51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=10==00=0==0===11=00=1===0==111=11=111==0001==10011==00=1===0=1=0=1==0=11==11=10=1=0=0=1=11=00=0=</text:p>
          </table:table-cell>
          <table:table-cell office:value-type="float" office:value="2497.6999999999998" table:style-name="ce1">
            <text:p>2497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4a</text:p>
          </table:table-cell>
          <table:table-cell office:value-type="float" office:value="48.5" table:style-name="ce1">
            <text:p>48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11=01==11=1==1===00=11=0===1==000=00=000==1110==01100==11=0===1=0=1=0==1=00==00=01=0=1=1=0=00=11=1=</text:p>
          </table:table-cell>
          <table:table-cell office:value-type="string" table:style-name="ce1">
            <text:p>...</text:p>
          </table:table-cell>
          <table:table-cell office:value-type="float" office:value="2497.6999999999998" table:style-name="ce1">
            <text:p>2497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8-03T06:36:04Z</dc:date>
  </office:meta>
</office:document-meta>
</file>